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abbe" officeooo:paragraph-rsid="001bab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r.c</text:p>
      <text:p text:style-name="P1"/>
      <text:p text:style-name="P1">#include&lt;stdio.h&gt;</text:p>
      <text:p text:style-name="P1"></text:p>
      <text:p text:style-name="P1">int in(int size, int * array, int value){</text:p>
      <text:p text:style-name="P1"><text:tab/>int i;</text:p>
      <text:p text:style-name="P1"><text:tab/>for(i=0;i&lt;size;i++){</text:p>
      <text:p text:style-name="P1"><text:tab/><text:tab/>if(array[i] == value)</text:p>
      <text:p text:style-name="P1"><text:tab/><text:tab/><text:tab/>return 1;</text:p>
      <text:p text:style-name="P1"><text:tab/>}</text:p>
      <text:p text:style-name="P1"><text:tab/>return 0;</text:p>
      <text:p text:style-name="P1">}</text:p>
      <text:p text:style-name="P1"></text:p>
      <text:p text:style-name="P1">int closestIndex(int size, int currentLocation, int * array, <text:s/>int value, int direction){</text:p>
      <text:p text:style-name="P1"><text:tab/>int i=currentLocation;</text:p>
      <text:p text:style-name="P1"><text:tab/>if(direction==-1){</text:p>
      <text:p text:style-name="P1"><text:tab/><text:tab/>for(i--;i&gt;=0;i--){</text:p>
      <text:p text:style-name="P1"><text:tab/><text:tab/><text:tab/>if(array[i] == value)</text:p>
      <text:p text:style-name="P1"><text:tab/><text:tab/><text:tab/><text:tab/>return i;</text:p>
      <text:p text:style-name="P1"><text:tab/><text:tab/>}</text:p>
      <text:p text:style-name="P1"><text:tab/><text:tab/>return i;</text:p>
      <text:p text:style-name="P1"><text:tab/>}</text:p>
      <text:p text:style-name="P1"><text:tab/>else{</text:p>
      <text:p text:style-name="P1"><text:tab/><text:tab/>for(i++;i&lt;size;i++){</text:p>
      <text:p text:style-name="P1"><text:s text:c="4"/><text:tab/><text:tab/>if(array[i]==value){</text:p>
      <text:p text:style-name="P1"><text:s text:c="16"/>return i;</text:p>
      <text:p text:style-name="P1"><text:s text:c="12"/>}</text:p>
      <text:p text:style-name="P1"><text:tab/><text:tab/>}</text:p>
      <text:p text:style-name="P1"><text:tab/><text:tab/>return i;</text:p>
      <text:p text:style-name="P1"><text:tab/>}</text:p>
      <text:p text:style-name="P1">}</text:p>
      <text:p text:style-name="P1"></text:p>
      <text:p text:style-name="P1">int extreme(int size, int * array, int type){</text:p>
      <text:p text:style-name="P1"><text:tab/>int extreme = 0;</text:p>
      <text:p text:style-name="P1"><text:tab/>if(type==1){//max</text:p>
      <text:p text:style-name="P1"><text:tab/><text:tab/>int i=0;</text:p>
      <text:p text:style-name="P1"><text:tab/><text:tab/>int max=array[0];</text:p>
      <text:p text:style-name="P1"><text:tab/><text:tab/>for(i++;i&lt;size;i++){</text:p>
      <text:p text:style-name="P1"><text:tab/><text:tab/><text:tab/>if(array[i] &gt; max){</text:p>
      <text:p text:style-name="P1"><text:tab/><text:tab/><text:tab/><text:tab/>max = array[i];</text:p>
      <text:p text:style-name="P1"><text:tab/><text:tab/><text:tab/><text:tab/>extreme = i;</text:p>
      <text:p text:style-name="P1"><text:tab/><text:tab/><text:tab/>}</text:p>
      <text:p text:style-name="P1"><text:tab/><text:tab/>}</text:p>
      <text:p text:style-name="P1"><text:tab/><text:tab/>return extreme;</text:p>
      <text:p text:style-name="P1"><text:tab/>}</text:p>
      <text:p text:style-name="P1"><text:tab/>else{</text:p>
      <text:p text:style-name="P1"><text:tab/><text:tab/>int i=0;</text:p>
      <text:p text:style-name="P1"><text:tab/><text:tab/>int min=array[0];</text:p>
      <text:p text:style-name="P1"><text:tab/><text:tab/>for(i++;i&lt;size;i++){</text:p>
      <text:p text:style-name="P1"><text:tab/><text:tab/><text:tab/>if(array[i] &lt; min){</text:p>
      <text:p text:style-name="P1"><text:tab/><text:tab/><text:tab/><text:tab/>min = array[i];</text:p>
      <text:p text:style-name="P1"><text:tab/><text:tab/><text:tab/><text:tab/>extreme = i;</text:p>
      <text:p text:style-name="P1"><text:soft-page-break/><text:tab/><text:tab/><text:tab/>}</text:p>
      <text:p text:style-name="P1"><text:tab/><text:tab/>}</text:p>
      <text:p text:style-name="P1"><text:tab/><text:tab/>return extreme;</text:p>
      <text:p text:style-name="P1"><text:tab/>}</text:p>
      <text:p text:style-name="P1">}</text:p>
      <text:p text:style-name="P1">void printArray(int size, int * array){</text:p>
      <text:p text:style-name="P1"><text:s text:c="4"/>int i=0;</text:p>
      <text:p text:style-name="P1"><text:s text:c="4"/>for(;i&lt;size;i++){</text:p>
      <text:p text:style-name="P1"><text:s text:c="8"/>printf("%d ", array[i]);</text:p>
      <text:p text:style-name="P1"><text:s text:c="4"/>}</text:p>
      <text:p text:style-name="P1"><text:s text:c="4"/>printf("\n");</text:p>
      <text:p text:style-name="P1">}</text:p>
      <text:p text:style-name="P1">int main(){</text:p>
      <text:p text:style-name="P1"><text:tab/>int n;</text:p>
      <text:p text:style-name="P1"><text:tab/>printf("Enter number of page requests: ");</text:p>
      <text:p text:style-name="P1"><text:tab/>scanf("%d", &amp;n);</text:p>
      <text:p text:style-name="P1"><text:tab/>int m;</text:p>
      <text:p text:style-name="P1"><text:tab/>printf("Enter number of pages: ");</text:p>
      <text:p text:style-name="P1"><text:tab/>scanf("%d", &amp;m);</text:p>
      <text:p text:style-name="P1"><text:tab/>int currPages[m];</text:p>
      <text:p text:style-name="P1"><text:tab/>int pageRequests[n];</text:p>
      <text:p text:style-name="P1"><text:tab/>printf("Enter the page requests separated by space: \n");</text:p>
      <text:p text:style-name="P1"><text:tab/>int i;</text:p>
      <text:p text:style-name="P1"><text:tab/>for(i=0;i&lt;n;i++) scanf("%d", &amp;pageRequests[i]);</text:p>
      <text:p text:style-name="P1"><text:tab/>int faults=0;</text:p>
      <text:p text:style-name="P1"><text:tab/>int index=-1;</text:p>
      <text:p text:style-name="P1"><text:s text:c="4"/>for(i=0;i&lt;m;i++) currPages[i] = -1;</text:p>
      <text:p text:style-name="P1"><text:tab/>for(i=0;i&lt;n;i++){</text:p>
      <text:p text:style-name="P1"><text:tab/><text:tab/>if(in(m, currPages, pageRequests[i])) continue;</text:p>
      <text:p text:style-name="P1"><text:tab/><text:tab/>else{</text:p>
      <text:p text:style-name="P1"><text:tab/><text:tab/><text:tab/>currPages[(++index)%m] = pageRequests[i];</text:p>
      <text:p text:style-name="P1"><text:tab/><text:tab/><text:tab/>faults++;</text:p>
      <text:p text:style-name="P1"><text:tab/><text:tab/>}</text:p>
      <text:p text:style-name="P1"><text:tab/>}</text:p>
      <text:p text:style-name="P1"><text:tab/>printf("FIFO:\n");</text:p>
      <text:p text:style-name="P1"><text:s text:c="4"/>printf("\tPage faults : %d\n", faults);</text:p>
      <text:p text:style-name="P1"><text:s text:c="4"/>printf("\t <text:s text:c="6"/>Hits : %d\n", n - faults);</text:p>
      <text:p text:style-name="P1"><text:s text:c="4"/>printf("\t <text:s/>Hit Ratio : %.2f%%\n", (n-faults)*100.0/n);</text:p>
      <text:p text:style-name="P1"></text:p>
      <text:p text:style-name="P1"><text:tab/>for(i=0;i&lt;m;i++) currPages[i] = -1;</text:p>
      <text:p text:style-name="P1"><text:s text:c="4"/>int nextIndex[m];</text:p>
      <text:p text:style-name="P1"><text:tab/>int filledBlocks = 0;</text:p>
      <text:p text:style-name="P1"><text:tab/>faults = 0;</text:p>
      <text:p text:style-name="P1"><text:s text:c="4"/>index = -1;</text:p>
      <text:p text:style-name="P1"><text:s text:c="4"/>for(i=0;i&lt;n;i++){</text:p>
      <text:p text:style-name="P1"><text:tab/><text:tab/>if(in(filledBlocks, currPages, pageRequests[i])) continue;</text:p>
      <text:p text:style-name="P1"><text:tab/><text:tab/>else{</text:p>
      <text:p text:style-name="P1"><text:tab/><text:tab/><text:tab/>if(filledBlocks == m){</text:p>
      <text:p text:style-name="P1"><text:tab/><text:tab/><text:tab/><text:tab/>int j=0;</text:p>
      <text:p text:style-name="P1"><text:tab/><text:tab/><text:tab/><text:tab/>for(;j&lt;m;j++){</text:p>
      <text:p text:style-name="P1"><text:tab/><text:tab/><text:tab/><text:tab/><text:tab/>nextIndex[j] = <text:tab/>closestIndex(n, i, pageRequests , currPages[j], 1);</text:p>
      <text:p text:style-name="P1"><text:soft-page-break/><text:s text:c="4"/><text:tab/><text:tab/><text:tab/>}</text:p>
      <text:p text:style-name="P1"><text:tab/><text:tab/><text:tab/><text:tab/>int farest = extreme(m, nextIndex, 1);</text:p>
      <text:p text:style-name="P1"><text:tab/><text:tab/><text:tab/><text:tab/>currPages[farest] = pageRequests[i];</text:p>
      <text:p text:style-name="P1"><text:tab/><text:tab/><text:tab/>}</text:p>
      <text:p text:style-name="P1"><text:tab/><text:tab/><text:tab/>else{</text:p>
      <text:p text:style-name="P1"><text:tab/><text:tab/><text:tab/><text:tab/>currPages[(++index)%m] = pageRequests[i];</text:p>
      <text:p text:style-name="P1"><text:tab/><text:tab/><text:tab/><text:tab/>filledBlocks++;</text:p>
      <text:p text:style-name="P1"><text:tab/><text:tab/><text:tab/>}</text:p>
      <text:p text:style-name="P1"><text:tab/><text:tab/><text:tab/>faults++;</text:p>
      <text:p text:style-name="P1"><text:s/><text:tab/><text:tab/>}</text:p>
      <text:p text:style-name="P1"><text:tab/>}</text:p>
      <text:p text:style-name="P1"><text:tab/>printf("\nOptimal: \n");</text:p>
      <text:p text:style-name="P1"><text:s text:c="4"/>printf("\tPage faults : %d\n", faults);</text:p>
      <text:p text:style-name="P1"><text:s text:c="4"/>printf("\t <text:s text:c="6"/>Hits : %d\n", n - faults);</text:p>
      <text:p text:style-name="P1"><text:s text:c="4"/>printf("\t <text:s/>Hit Ratio : %.2f%%\n", (n-faults)*100.0/n);</text:p>
      <text:p text:style-name="P1"><text:s text:c="4"/></text:p>
      <text:p text:style-name="P1"><text:s text:c="4"/>faults = 0;</text:p>
      <text:p text:style-name="P1"><text:s text:c="4"/>int prevIndex[m];</text:p>
      <text:p text:style-name="P1"><text:s text:c="4"/>filledBlocks = 0;</text:p>
      <text:p text:style-name="P1"><text:s text:c="4"/>index = -1;</text:p>
      <text:p text:style-name="P1"><text:s text:c="4"/>for(i=0;i&lt;m;i++) currPages[i] = -1;</text:p>
      <text:p text:style-name="P1"><text:s text:c="4"/>for(i=0;i&lt;n;i++){</text:p>
      <text:p text:style-name="P1"><text:s text:c="8"/>if(in(m, currPages, pageRequests[i])) continue;</text:p>
      <text:p text:style-name="P1"><text:s text:c="8"/>else{</text:p>
      <text:p text:style-name="P1"><text:s text:c="12"/>if(filledBlocks == m){</text:p>
      <text:p text:style-name="P1"><text:s text:c="16"/>int j=0;</text:p>
      <text:p text:style-name="P1"><text:s text:c="16"/>for(;j&lt;m;j++){</text:p>
      <text:p text:style-name="P1"><text:s text:c="20"/>prevIndex[j] = closestIndex(n, i, pageRequests, currPages[j], -1);</text:p>
      <text:p text:style-name="P1"><text:s text:c="16"/>}</text:p>
      <text:p text:style-name="P1"><text:s text:c="16"/>int farest = extreme(m, prevIndex, -1);</text:p>
      <text:p text:style-name="P1"><text:s text:c="16"/>currPages[farest] = pageRequests[i];</text:p>
      <text:p text:style-name="P1"><text:s text:c="12"/>}</text:p>
      <text:p text:style-name="P1"><text:s text:c="12"/>else{</text:p>
      <text:p text:style-name="P1"><text:s text:c="16"/>currPages[(++index)%m] = pageRequests[i];</text:p>
      <text:p text:style-name="P1"><text:s text:c="16"/>filledBlocks++;</text:p>
      <text:p text:style-name="P1"><text:s text:c="12"/>}</text:p>
      <text:p text:style-name="P1"><text:s text:c="12"/>faults++;</text:p>
      <text:p text:style-name="P1"><text:s text:c="11"/>}</text:p>
      <text:p text:style-name="P1"><text:s text:c="4"/>}</text:p>
      <text:p text:style-name="P1"><text:s text:c="4"/>printf("\nLRU: \n");</text:p>
      <text:p text:style-name="P1"><text:s text:c="4"/>printf("\tPage faults : %d\n", faults);</text:p>
      <text:p text:style-name="P1"><text:s text:c="4"/>printf("\t <text:s text:c="6"/>Hits : %d\n", n - faults);</text:p>
      <text:p text:style-name="P1"><text:s text:c="4"/>printf("\t <text:s/>Hit Ratio : %.2f%%\n", (n-faults)*100.0/n);</text:p>
      <text:p text:style-name="P1"><text:s text:c="4"/>printf("\n");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:</text:p>
      <text:p text:style-name="P1">avcoe@avcoe-HP-Pro-3330-SFF:~$ gcc pager1.c</text:p>
      <text:p text:style-name="P1">avcoe@avcoe-HP-Pro-3330-SFF:~$ ./a.out</text:p>
      <text:p text:style-name="P1">Enter number of page requests: 20</text:p>
      <text:p text:style-name="P1">Enter number of pages: 3</text:p>
      <text:p text:style-name="P1">Enter the page requests separated by space: </text:p>
      <text:p text:style-name="P1">1 2 3 4 2 5 3 4 2 6 7 8 7 9 7 8 2 5 4 9</text:p>
      <text:p text:style-name="P1">FIFO:</text:p>
      <text:p text:style-name="P1"><text:tab/>Page faults : 14</text:p>
      <text:p text:style-name="P1"><text:tab/> <text:s text:c="6"/>Hits : 6</text:p>
      <text:p text:style-name="P1"><text:tab/> <text:s/>Hit Ratio : 30.00%</text:p>
      <text:p text:style-name="P1"></text:p>
      <text:p text:style-name="P1">Optimal: </text:p>
      <text:p text:style-name="P1"><text:tab/>Page faults : 13</text:p>
      <text:p text:style-name="P1"><text:tab/> <text:s text:c="6"/>Hits : 7</text:p>
      <text:p text:style-name="P1"><text:tab/> <text:s/>Hit Ratio : 35.00%</text:p>
      <text:p text:style-name="P1"></text:p>
      <text:p text:style-name="P1">LRU: </text:p>
      <text:p text:style-name="P1"><text:tab/>Page faults : 16</text:p>
      <text:p text:style-name="P1"><text:tab/> <text:s text:c="6"/>Hits : 4</text:p>
      <text:p text:style-name="P1"><text:tab/> <text:s/>Hit Ratio : 20.00%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11:46:42.395800915</meta:creation-date>
    <dc:date>2022-11-07T11:48:43.082348366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4" meta:paragraph-count="169" meta:word-count="437" meta:character-count="3714" meta:non-whitespace-character-count="2666"/>
  </office:meta>
</office:document-meta>
</file>